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Dis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Initiates the termination of the connection with the server, which will be confirmed with the <text:span text:style-name="backtick">Close</text:span> event and then the <text:span text:style-name="backtick">End</text:span> event.</text:p>

            
                <text:list xml:id="list_MQTTDisconnect2" text:continue-numbering="true" text:continue-list="list_MQTT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Dis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MQTT connection to the server to which the communication will be termin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Disconnect7" text:continue-numbering="true" text:continue-list="list_MQTT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Disconnect8" text:continue-numbering="true" text:continue-list="list_MQTT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Disconnect9" text:continue-numbering="true" text:continue-list="list_MQTT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Disconnect10" text:continue-numbering="true" text:continue-list="list_MQTT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Disconnect11" text:continue-numbering="true" text:continue-list="list_MQTT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Disconnect3" text:continue-numbering="true" text:continue-list="list_MQTTDisconnect2" text:style-name="Outline">
                    <text:list-item>
                        <text:list>
                            <text:list-item>
                                <text:h text:style-name="Heading_20_2" text:outline-level="2">Inputs</text:h>
                            </text:list-item>
                        </text:list>
                    </text:list-item>
                </text:list>

                
                            <text:list xml:id="list_MQTT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Disconnect4" text:continue-numbering="true" text:continue-list="list_MQTTDisconnect3" text:style-name="Outline">
                    <text:list-item>
                        <text:list>
                            <text:list-item>
                                <text:h text:style-name="Heading_20_2" text:outline-level="2">Outputs</text:h>
                            </text:list-item>
                        </text:list>
                    </text:list-item>
                </text:list>

                
                            <text:list xml:id="list_MQTT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immediately through this output, and in the background it tries to disconnect from the server.</text:p>


            
                    <text:list xml:id="list_MQTTDisconnect5" text:continue-numbering="true" text:continue-list="list_MQTTDisconnect4" text:style-name="Outline">
                        <text:list-item>
                            <text:list>
                                <text:list-item>
                                    <text:h text:style-name="Heading_20_2" text:outline-level="2">Examples</text:h>
                                </text:list-item>
                            </text:list>
                        </text:list-item>
                    </text:list>
                    <text:p text:style-name="Standard"/>
                    
                    <text:list xml:id="list_MQTTDisconnect14"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